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2.824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67cm" fo:min-width="0.986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6.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8.1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5.2cm"/>
    </style:style>
    <style:style style:name="gr7" style:family="graphic" style:parent-style-name="standard">
      <style:graphic-properties draw:textarea-horizontal-align="justify" draw:textarea-vertical-align="middle" draw:auto-grow-height="false" fo:min-height="3.95cm" fo:min-width="8.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.2cm" svg:x="7.6cm" svg:y="12.3cm">
          <text:p text:style-name="P1">„alte“ Intran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3cm" svg:x="3cm" svg:y="3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3cm" svg:x="13.6cm" svg:y="3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3cm" svg:x="3.5cm" svg:y="19.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cm" svg:height="1.3cm" svg:x="15cm" svg:y="19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cm" svg:y1="19.2cm" svg:x2="8.4cm" svg:y2="14.1cm">
          <text:p/>
        </draw:line>
        <draw:line draw:style-name="gr3" draw:text-style-name="P2" draw:layer="layout" svg:x1="15.3cm" svg:y1="19.5cm" svg:x2="11.6cm" svg:y2="14.3cm">
          <text:p/>
        </draw:line>
        <draw:line draw:style-name="gr3" draw:text-style-name="P2" draw:layer="layout" svg:x1="8.1cm" svg:y1="12.6cm" svg:x2="4.4cm" svg:y2="5cm">
          <text:p/>
        </draw:line>
        <draw:line draw:style-name="gr3" draw:text-style-name="P2" draw:layer="layout" svg:x1="11.2cm" svg:y1="12.4cm" svg:x2="13.8cm" svg:y2="5.4cm">
          <text:p/>
        </draw:line>
        <draw:custom-shape draw:style-name="gr4" draw:text-style-name="P1" draw:layer="layout" svg:width="7.3cm" svg:height="2.5cm" svg:x="1.5cm" svg:y="5.3cm">
          <text:p text:style-name="P1">- von eigener IT-Abteilung</text:p>
          <text:p text:style-name="P1">- historisch gewachs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3cm" svg:height="2.5cm" svg:x="11.8cm" svg:y="5.4cm">
          <text:p text:style-name="P1">- von eigener IT-Abteilung</text:p>
          <text:p text:style-name="P1">- historisch gewachs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6cm" svg:height="1.8cm" svg:x="1.3cm" svg:y="21cm">
          <text:p text:style-name="P1">- von einem externen Anbie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7cm" svg:height="1.4cm" svg:x="2.4cm" svg:y="25.8cm">
          <text:p text:style-name="P1">Unterschiedliche technische Plattformen!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1cm" svg:height="4.2cm" svg:x="10.7cm" svg:y="20.8cm">
          <text:p text:style-name="P1"><text:s/>- von einer Internetagentur</text:p>
          <text:p text:style-name="P1">- sehr guter Code</text:p>
          <text:p text:style-name="P1">- sehr gute Doku</text:p>
          <text:p text:style-name="P1">- gutes Handling/Funktionalitä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6:26:18.452000000</meta:creation-date>
    <dc:date>2019-04-25T16:38:37.175000000</dc:date>
    <meta:editing-duration>PT2M8S</meta:editing-duration>
    <meta:editing-cycles>1</meta:editing-cycles>
    <meta:document-statistic meta:object-count="14"/>
    <meta:generator>LibreOffice/6.2.2.2$Windows_X86_64 LibreOffice_project/2b840030fec2aae0fd2658d8d4f9548af4e3518d</meta:generator>
  </office:meta>
</office:document-meta>
</file>